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-color="#ffffff"/>
    </style:style>
    <style:style style:name="gr2" style:family="graphic" style:parent-style-name="standard">
      <style:graphic-properties svg:stroke-width="0cm" svg:stroke-color="#000000" draw:fill-color="#d9e6e6" fo:padding-top="-0.05cm" fo:padding-bottom="-0.05cm" fo:padding-left="-0.05cm" fo:padding-right="-0.05cm"/>
    </style:style>
    <style:style style:name="gr3" style:family="graphic" style:parent-style-name="standard">
      <style:graphic-properties svg:stroke-width="0cm" svg:stroke-color="#000000" draw:fill="none" draw:fill-color="#ffffff" fo:padding-top="-0.05cm" fo:padding-bottom="-0.05cm" fo:padding-left="-0.05cm" fo:padding-right="-0.05cm"/>
    </style:style>
  </office:automatic-styles>
  <office:body>
    <office:drawing>
      <draw:page draw:name="page1" draw:style-name="dp1" draw:master-page-name="Default">
        <draw:g>
          <draw:glue-point draw:id="4" svg:x="-5cm" svg:y="-5cm"/>
          <draw:rect draw:style-name="gr1" draw:layer="layout" svg:width="1.27cm" svg:height="2cm" svg:x="0cm" svg:y="0cm">
            <text:p/>
          </draw:rect>
          <draw:rect draw:style-name="gr2" draw:layer="layout" svg:width="0.034cm" svg:height="1.881cm" svg:x="0.124cm" svg:y="0.059cm">
            <text:p/>
          </draw:rect>
          <draw:rect draw:style-name="gr2" draw:layer="layout" svg:width="0.034cm" svg:height="1.881cm" svg:x="1.112cm" svg:y="0.059cm">
            <text:p/>
          </draw:rect>
          <draw:line draw:style-name="gr3" draw:layer="layout" svg:x1="0.042cm" svg:y1="0.059cm" svg:x2="0.085cm" svg:y2="0.059cm">
            <text:p/>
          </draw:line>
          <draw:line draw:style-name="gr3" draw:layer="layout" svg:x1="0.042cm" svg:y1="0.153cm" svg:x2="0.085cm" svg:y2="0.153cm">
            <text:p/>
          </draw:line>
          <draw:line draw:style-name="gr3" draw:layer="layout" svg:x1="0.042cm" svg:y1="0.247cm" svg:x2="0.085cm" svg:y2="0.247cm">
            <text:p/>
          </draw:line>
          <draw:line draw:style-name="gr3" draw:layer="layout" svg:x1="0.042cm" svg:y1="0.341cm" svg:x2="0.085cm" svg:y2="0.341cm">
            <text:p/>
          </draw:line>
          <draw:line draw:style-name="gr3" draw:layer="layout" svg:x1="0.042cm" svg:y1="0.436cm" svg:x2="0.085cm" svg:y2="0.436cm">
            <text:p/>
          </draw:line>
          <draw:line draw:style-name="gr3" draw:layer="layout" svg:x1="0.042cm" svg:y1="0.53cm" svg:x2="0.085cm" svg:y2="0.53cm">
            <text:p/>
          </draw:line>
          <draw:line draw:style-name="gr3" draw:layer="layout" svg:x1="0.042cm" svg:y1="0.624cm" svg:x2="0.085cm" svg:y2="0.624cm">
            <text:p/>
          </draw:line>
          <draw:line draw:style-name="gr3" draw:layer="layout" svg:x1="0.042cm" svg:y1="0.718cm" svg:x2="0.085cm" svg:y2="0.718cm">
            <text:p/>
          </draw:line>
          <draw:line draw:style-name="gr3" draw:layer="layout" svg:x1="0.042cm" svg:y1="0.812cm" svg:x2="0.085cm" svg:y2="0.812cm">
            <text:p/>
          </draw:line>
          <draw:line draw:style-name="gr3" draw:layer="layout" svg:x1="0.042cm" svg:y1="0.906cm" svg:x2="0.085cm" svg:y2="0.906cm">
            <text:p/>
          </draw:line>
          <draw:line draw:style-name="gr3" draw:layer="layout" svg:x1="0.042cm" svg:y1="1cm" svg:x2="0.085cm" svg:y2="1cm">
            <text:p/>
          </draw:line>
          <draw:line draw:style-name="gr3" draw:layer="layout" svg:x1="0.042cm" svg:y1="1.094cm" svg:x2="0.085cm" svg:y2="1.094cm">
            <text:p/>
          </draw:line>
          <draw:line draw:style-name="gr3" draw:layer="layout" svg:x1="0.042cm" svg:y1="1.188cm" svg:x2="0.085cm" svg:y2="1.188cm">
            <text:p/>
          </draw:line>
          <draw:line draw:style-name="gr3" draw:layer="layout" svg:x1="0.042cm" svg:y1="1.282cm" svg:x2="0.085cm" svg:y2="1.282cm">
            <text:p/>
          </draw:line>
          <draw:line draw:style-name="gr3" draw:layer="layout" svg:x1="0.042cm" svg:y1="1.376cm" svg:x2="0.085cm" svg:y2="1.376cm">
            <text:p/>
          </draw:line>
          <draw:line draw:style-name="gr3" draw:layer="layout" svg:x1="0.042cm" svg:y1="1.47cm" svg:x2="0.085cm" svg:y2="1.47cm">
            <text:p/>
          </draw:line>
          <draw:line draw:style-name="gr3" draw:layer="layout" svg:x1="0.042cm" svg:y1="1.564cm" svg:x2="0.085cm" svg:y2="1.564cm">
            <text:p/>
          </draw:line>
          <draw:line draw:style-name="gr3" draw:layer="layout" svg:x1="0.042cm" svg:y1="1.659cm" svg:x2="0.085cm" svg:y2="1.659cm">
            <text:p/>
          </draw:line>
          <draw:line draw:style-name="gr3" draw:layer="layout" svg:x1="0.042cm" svg:y1="1.753cm" svg:x2="0.085cm" svg:y2="1.753cm">
            <text:p/>
          </draw:line>
          <draw:line draw:style-name="gr3" draw:layer="layout" svg:x1="0.042cm" svg:y1="1.847cm" svg:x2="0.085cm" svg:y2="1.847cm">
            <text:p/>
          </draw:line>
          <draw:line draw:style-name="gr3" draw:layer="layout" svg:x1="0.042cm" svg:y1="1.941cm" svg:x2="0.085cm" svg:y2="1.941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Racks - Rack 20U</dc:title>
    <meta:creation-date>2011-02-07T17:02:37</meta:creation-date>
    <meta:editing-duration>P0D</meta:editing-duration>
    <meta:editing-cycles>1</meta:editing-cycles>
    <meta:document-statistic meta:object-count="25"/>
    <meta:generator>OpenOffice.org/3.3$Linux OpenOffice.org_project/330m20$Build-9567</meta:generator>
  </office:meta>
</office:document-meta>
</file>